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yon" svg:font-family="Lyon, Helvetica, 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orphans="2" fo:widows="2" fo:text-indent="0in" style:auto-text-indent="false" fo:padding="0in" fo:border="none"/>
      <style:text-properties fo:font-variant="normal" fo:text-transform="none" fo:color="#000000" style:font-name="Lyon" fo:font-size="13.5pt" fo:letter-spacing="normal" fo:font-style="normal" fo:font-weight="normal"/>
    </style:style>
    <style:style style:name="P4" style:family="paragraph" style:parent-style-name="Text_20_body">
      <style:paragraph-properties fo:margin-left="0in" fo:margin-right="0in" fo:orphans="2" fo:widows="2" fo:text-indent="0in" style:auto-text-indent="false" fo:padding="0in" fo:border="none"/>
      <style:text-properties fo:font-variant="normal" fo:text-transform="none" fo:color="#000000" fo:letter-spacing="normal"/>
    </style:style>
    <style:style style:name="P5" style:family="paragraph" style:parent-style-name="Text_20_body" style:master-page-name="Standard">
      <style:paragraph-properties style:page-number="auto"/>
    </style:style>
    <style:style style:name="T1" style:family="text">
      <style:text-properties fo:font-style="italic" style:font-style-asian="italic"/>
    </style:style>
    <style:style style:name="T2" style:family="text">
      <style:text-properties style:font-name="Lyon" fo:font-size="13.5pt" fo:font-style="normal" fo:font-weight="normal"/>
    </style:style>
    <style:style style:name="T3" style:family="text">
      <style:text-properties fo:font-variant="normal" fo:text-transform="none" fo:color="#000000" style:font-name="Lyon" fo:font-size="13.5pt" fo:letter-spacing="normal" fo:font-style="normal" fo:font-weight="normal" style:font-style-asian="italic"/>
    </style:style>
    <style:style style:name="T4" style:family="text">
      <style:text-properties fo:font-variant="normal" fo:text-transform="none" fo:color="#2077b6" style:font-name="Lyon" fo:font-size="13.5pt" fo:letter-spacing="normal" fo:font-style="normal" style:text-underline-style="solid" style:text-underline-width="auto" style:text-underline-color="font-color" fo:font-weight="normal" style:font-style-asian="italic"/>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President </text:span><text:a xlink:type="simple" xlink:href="https://www.cnbc.com/donald-trump/" text:style-name="Internet_20_link" text:visited-style-name="Visited_20_Internet_20_Link"><text:span text:style-name="T4">Donald Trump</text:span></text:a><text:span text:style-name="T3"> personally called </text:span><text:bookmark text:name="RegularArticle-QuoteInBody-2"/><text:a xlink:type="simple" xlink:href="https://www.cnbc.com/quotes/AMZN/" text:style-name="Internet_20_link" text:visited-style-name="Visited_20_Internet_20_Link"><text:span text:style-name="T4">Amazon</text:span></text:a><text:bookmark text:name="-WatchlistDropdown"/><text:span text:style-name="T3"> founder </text:span><text:a xlink:type="simple" xlink:href="https://www.cnbc.com/jeff-bezos/" text:style-name="Internet_20_link" text:visited-style-name="Visited_20_Internet_20_Link"><text:span text:style-name="T4">Jeff Bezos</text:span></text:a><text:span text:style-name="T3"> on Tuesday to complain about about a </text:span><text:a xlink:type="simple" xlink:href="https://punchbowl.news/article/tech/amazon-display-tariff-costs/" office:target-frame-name="_blank" xlink:show="new" text:style-name="Internet_20_link" text:visited-style-name="Visited_20_Internet_20_Link"><text:span text:style-name="T4">report</text:span></text:a><text:span text:style-name="T3"> that the online retail giant was considering displaying U.S. tariff costs on its product listings, a source familiar with the matter told NBC News.</text:span></text:p>
      <text:p text:style-name="P3">Within hours of the call, Amazon publicly downplayed the scope of its plan — and then announced that it had been scrapped entirely.</text:p>
      <text:section text:style-name="Sect1" text:name="BoxInline-ArticleBody-5">
        <text:p text:style-name="P2"/>
      </text:section>
      <text:p text:style-name="P3">The pressure campaign on Bezos by Trump and the White House came after Punchbowl News reported earlier Tuesday that Amazon will soon show consumers how much of an item’s cost comes from tariffs.</text:p>
      <text:p text:style-name="P3">The amount added as a result of tariffs will be displayed right next to each product’s total listed price, a person familiar with the plan told the news outlet.</text:p>
      <text:p text:style-name="P3">White House press secretary Karoline Leavitt responded to the report by torching Amazon over what she called “a hostile and political act.”</text:p>
      <text:p text:style-name="P4">“<text:span text:style-name="T2">Why didn’t Amazon do this when the Biden administration hiked inflation to the highest level in 40 years?” Leavitt asked.</text:span></text:p>
      <text:p text:style-name="P3">She added, “This is another reason why Americans should buy American.”</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yon" svg:font-family="Lyon, Helvetica, Arial, sans-serif"/>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7" meta:word-count="180" meta:character-count="1074"/>
    <dc:date>2025-04-30T00:45:53.21</dc:date>
    <dc:creator>guest guest</dc:creator>
    <meta:generator>OpenOffice/4.1.6$Win32 OpenOffice.org_project/416m1$Build-9790</meta:generator>
  </office:meta>
</office:document-meta>
</file>